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886" officeooo:paragraph-rsid="000f88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ATACGACTGACTGAAGCT</text:p>
      <text:p text:style-name="P1">AAGCTGCCTGACGATCGCTA</text:p>
      <text:p text:style-name="P1">ACGATCGATCGGATATCGATCGACTCGATC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8:41:08.585132496</meta:creation-date>
    <dc:date>2019-02-06T18:42:22.758561777</dc:date>
    <meta:editing-duration>PT1M19S</meta:editing-duration>
    <meta:editing-cycles>1</meta:editing-cycles>
    <meta:document-statistic meta:table-count="0" meta:image-count="0" meta:object-count="0" meta:page-count="1" meta:paragraph-count="3" meta:word-count="3" meta:character-count="73" meta:non-whitespace-character-count="73"/>
    <meta:generator>LibreOffice/6.0.6.2$Linux_X86_64 LibreOffice_project/00m0$Build-2</meta:generator>
  </office:meta>
</office:document-meta>
</file>